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0ce47f"/>
    </style:style>
    <style:style style:name="T1" style:family="text">
      <style:text-properties officeooo:rsid="000ce4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План</text:span></text:p>
      <text:p text:style-name="P1"><text:span text:style-name="T1"/></text:p>
      <text:p text:style-name="P1"><text:span text:style-name="T1">Вступ</text:span></text:p>
      <text:p text:style-name="P1"><text:span text:style-name="T1">Розділ І. Огляд алгоритмів розпізнавання облич людей, як графічних образів</text:span></text:p>
      <text:p text:style-name="P1"><text:span text:style-name="T1">Розділ ІІ. Огляд графічних процесорів та засобів для їх програмування.</text:span></text:p>
      <text:p text:style-name="P1"><text:span text:style-name="T1">Розділ ІІІ. Розробка системи розпізнавання графічних образів на основі використання графічних процесорів</text:span></text:p>
      <text:p text:style-name="P1"><text:span text:style-name="T1"><text:tab/>1. Розробка загальної структури системи розпізнавання графічних образів.</text:span></text:p>
      <text:p text:style-name="P1"><text:span text:style-name="T1"><text:tab/>2. Розробка головного модуля програми</text:span></text:p>
      <text:p text:style-name="P1"><text:span text:style-name="T1"><text:tab/>3. Розробка підсистеми підготовки набору даних</text:span></text:p>
      <text:p text:style-name="P1"><text:span text:style-name="T1"><text:tab/>4. Розробка підсистеми тренування каскаду класифікаторів</text:span></text:p>
      <text:p text:style-name="P1"><text:span text:style-name="T1">Розділ IV. Порівняльний аналіз ефективності системи (Апробація розробленої системи)</text:span></text:p>
      <text:p text:style-name="P1"><text:span text:style-name="T1">Розділ V. Тестування розробленої системи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 Palianytsia</meta:initial-creator>
    <meta:creation-date>2013-05-06T17:42:52</meta:creation-date>
    <dc:date>2013-05-06T17:48:49</dc:date>
    <dc:creator>Oleh Palianytsia</dc:creator>
    <meta:editing-duration>P0D</meta:editing-duration>
    <meta:editing-cycles>1</meta:editing-cycles>
    <meta:document-statistic meta:table-count="0" meta:image-count="0" meta:object-count="0" meta:page-count="1" meta:paragraph-count="11" meta:word-count="73" meta:character-count="595" meta:non-whitespace-character-count="529"/>
    <meta:generator>LibreOffice/3.6$Linux_x86 LibreOffice_project/360m1$Build-2</meta:generator>
  </office:meta>
</office:document-meta>
</file>